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Verdana"/>
    </style:style>
    <style:style style:name="P2" style:family="paragraph" style:parent-style-name="Preformatted_20_Text">
      <style:text-properties style:font-name="Verdana" fo:font-size="12pt" style:font-size-asian="12pt" style:font-size-complex="12pt"/>
    </style:style>
    <style:style style:name="P3" style:family="paragraph" style:parent-style-name="Preformatted_20_Text">
      <style:text-properties style:font-name="Verdana" fo:font-size="10pt" style:font-size-asian="10pt" style:font-size-complex="10pt"/>
    </style:style>
    <style:style style:name="P4" style:family="paragraph" style:parent-style-name="Preformatted_20_Text"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style:font-name="Verdana" fo:font-size="10pt" fo:font-weight="bold" fo:background-color="#ffcc99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style:font-name="Verdana" fo:font-size="12pt" style:font-size-asian="12pt" style:font-size-complex="12pt"/>
    </style:style>
    <style:style style:name="P7" style:family="paragraph" style:parent-style-name="Preformatted_20_Text">
      <style:text-properties style:font-name="Courier New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est LA Fadeaway </text:span>– Garcia/Hunter</text:p>
      <text:p text:style-name="P2">Intro</text:p>
      <text:p text:style-name="P7">e-----------------------------------------------------------</text:p>
      <text:p text:style-name="P7">B-----------------------------------------------------------</text:p>
      <text:p text:style-name="P7">G-----------------5---5-------------------------------------</text:p>
      <text:p text:style-name="P7">D---5^7--7--5--7----7------5^7--5---------------------------</text:p>
      <text:p text:style-name="P7">A----------------------------------7-5----3--3--------------</text:p>
      <text:p text:style-name="P7">E--------------------------------------5--------5-----------</text:p>
      <text:p text:style-name="P7"/>
      <text:p text:style-name="P7">e-----------------------------------------------------------</text:p>
      <text:p text:style-name="P7">B-----------------------------------------------------------</text:p>
      <text:p text:style-name="P7">G-------------------7-----7---------------------------------</text:p>
      <text:p text:style-name="P7">D----7^9--9--7--9------9-----9--------5--5--5--7------------</text:p>
      <text:p text:style-name="P7">A--------------------------------7--------------------------</text:p>
      <text:p text:style-name="P7">E-----------------------------------------------------------</text:p>
      <text:p text:style-name="P1"/>
      <text:p text:style-name="P3">Am</text:p>
      <text:p text:style-name="P3">I'm looking for a chateau, 21 rooms but one will do</text:p>
      <text:p text:style-name="P3">Am</text:p>
      <text:p text:style-name="P3">I'm looking for a chateau, 21 rooms but one will do</text:p>
      <text:p text:style-name="P3">B7</text:p>
      <text:p text:style-name="P3">I don't want to buy it</text:p>
      <text:p text:style-name="P3">E7+9 <text:s text:c="33"/>Am</text:p>
      <text:p text:style-name="P3">I just want to rent it for a minute or two</text:p>
      <text:p text:style-name="P3"/>
      <text:p text:style-name="P3">I met an old mistake walking down the street today</text:p>
      <text:p text:style-name="P3">I met an old mistake walking down the street today</text:p>
      <text:p text:style-name="P3">I didn't want to be mean about it</text:p>
      <text:p text:style-name="P3">But I didn't have one good word to say.</text:p>
      <text:p text:style-name="P3"/>
      <text:p text:style-name="P3"><text:s text:c="8"/>Am <text:s text:c="18"/>D <text:s text:c="2"/>C6</text:p>
      <text:p text:style-name="P3">(2X) West L.A. fadeaway</text:p>
      <text:p text:style-name="P3">B7 <text:s text:c="30"/>F9 <text:s text:c="23"/>E7+9 <text:s text:c="8"/>Am</text:p>
      <text:p text:style-name="P3">Big red light on the highway, <text:s text:c="3"/>Little green light on the freeway.</text:p>
      <text:p text:style-name="P4"/>
      <text:p text:style-name="P5">Solo</text:p>
      <text:p text:style-name="P3"/>
      <text:p text:style-name="P3">Had a steady job holding items for the mob</text:p>
      <text:p text:style-name="P3">I had a steady job holding items for the mob</text:p>
      <text:p text:style-name="P3">You know the pay was pathetic, It's a shame those boys couldn't be more copasetic</text:p>
      <text:p text:style-name="P3"/>
      <text:p text:style-name="P3">I need a West L.A. girl, already know what I need to know</text:p>
      <text:p text:style-name="P3">I need a West L.A. girl, already know what I need to know</text:p>
      <text:p text:style-name="P3">Name, address, and phone number <text:s/>Lord, and just how far to go.</text:p>
      <text:p text:style-name="P3"/>
      <text:p text:style-name="P3">West L.A. fadeaway, West L.A. Fadeaway </text:p>
      <text:p text:style-name="P3">Little red light on the highway, Big green light on the freeway.</text:p>
      <text:p text:style-name="P3"/>
      <text:p text:style-name="P5">Solo</text:p>
      <text:p text:style-name="P3">I'm looking for a chateau, 21 rooms but one will do</text:p>
      <text:p text:style-name="P3">I'm looking for a chateau, 21 rooms but one will do</text:p>
      <text:p text:style-name="P3">I don't want to rent it, I just want to use it for a minute or two</text:p>
      <text:p text:style-name="P3"/>
      <text:p text:style-name="P3">West L.A. fadeaway, West L.A. Fadeaway </text:p>
      <text:p text:style-name="P3">Little red light on the highway, Big green light on the speedway Hey Hey Hey. <text:s/>(3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Sean Dowd</meta:initial-creator>
    <meta:creation-date>2011-05-02T14:24:46</meta:creation-date>
    <dc:date>2011-07-24T14:35:53</dc:date>
    <dc:creator>Sean Dowd</dc:creator>
    <meta:editing-duration>PT00H14M30S</meta:editing-duration>
    <meta:editing-cycles>4</meta:editing-cycles>
    <meta:generator>NeoOffice/3.1.2$Unix OpenOffice.org_project/Patch 9</meta:generator>
    <meta:document-statistic meta:table-count="0" meta:image-count="0" meta:object-count="0" meta:page-count="1" meta:paragraph-count="45" meta:word-count="302" meta:character-count="2084"/>
  </office:meta>
</office:document-meta>
</file>